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4452001</text:p>
          </table:table-cell>
          <table:table-cell office:value-type="string">
            <text:p>505158301</text:p>
          </table:table-cell>
          <table:table-cell office:value-type="string">
            <text:p>1800</text:p>
          </table:table-cell>
          <table:table-cell office:value-type="string">
            <text:p>215.83414</text:p>
          </table:table-cell>
          <table:table-cell office:value-type="string">
            <text:p>388501.45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3299001</text:p>
          </table:table-cell>
          <table:table-cell office:value-type="string">
            <text:p>505158311</text:p>
          </table:table-cell>
          <table:table-cell office:value-type="string">
            <text:p>290</text:p>
          </table:table-cell>
          <table:table-cell office:value-type="string">
            <text:p>213.70853</text:p>
          </table:table-cell>
          <table:table-cell office:value-type="string">
            <text:p>61975.47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5664002</text:p>
          </table:table-cell>
          <table:table-cell office:value-type="string">
            <text:p>505158311</text:p>
          </table:table-cell>
          <table:table-cell office:value-type="string">
            <text:p>610</text:p>
          </table:table-cell>
          <table:table-cell office:value-type="string">
            <text:p>213.70853</text:p>
          </table:table-cell>
          <table:table-cell office:value-type="string">
            <text:p>130362.20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5041001</text:p>
          </table:table-cell>
          <table:table-cell office:value-type="string">
            <text:p>505158331</text:p>
          </table:table-cell>
          <table:table-cell office:value-type="string">
            <text:p>4140</text:p>
          </table:table-cell>
          <table:table-cell office:value-type="string">
            <text:p>216.10406</text:p>
          </table:table-cell>
          <table:table-cell office:value-type="string">
            <text:p>894670.81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5664003</text:p>
          </table:table-cell>
          <table:table-cell office:value-type="string">
            <text:p>505158331</text:p>
          </table:table-cell>
          <table:table-cell office:value-type="string">
            <text:p>540</text:p>
          </table:table-cell>
          <table:table-cell office:value-type="string">
            <text:p>216.10406</text:p>
          </table:table-cell>
          <table:table-cell office:value-type="string">
            <text:p>116696.19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4452002</text:p>
          </table:table-cell>
          <table:table-cell office:value-type="string">
            <text:p>505158341</text:p>
          </table:table-cell>
          <table:table-cell office:value-type="string">
            <text:p>2240</text:p>
          </table:table-cell>
          <table:table-cell office:value-type="string">
            <text:p>213.97845</text:p>
          </table:table-cell>
          <table:table-cell office:value-type="string">
            <text:p>479311.73</text:p>
          </table:table-cell>
          <table:table-cell table:number-columns-repeated="1018"/>
        </table:table-row>
        <table:table-row table:style-name="ro2">
          <table:table-cell office:value-type="string">
            <text:p>ITCH-230015</text:p>
          </table:table-cell>
          <table:table-cell office:value-type="string">
            <text:p>1256253001</text:p>
          </table:table-cell>
          <table:table-cell office:value-type="string">
            <text:p>505158341</text:p>
          </table:table-cell>
          <table:table-cell office:value-type="string">
            <text:p>460</text:p>
          </table:table-cell>
          <table:table-cell office:value-type="string">
            <text:p>213.97845</text:p>
          </table:table-cell>
          <table:table-cell office:value-type="string">
            <text:p>98430.09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th" number:country="TH">
      <number:text> </number:text>
      <number:number number:decimal-places="0" number:min-integer-digits="1" number:grouping="true"/>
      <number:text> </number:text>
    </number:number-style>
    <number:number-style style:name="N8155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5P2" style:volatile="true" number:language="th" number:country="TH">
      <number:text> - </number:text>
    </number:number-style>
    <number:text-style style:name="N8155" number:language="th" number:country="T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56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56P2" style:volatile="true" number:language="th" number:country="TH">
      <number:text> ฿- </number:text>
    </number:number-style>
    <number:text-style style:name="N8156" number:language="th" number:country="T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th" number:country="TH">
      <number:text> </number:text>
      <number:number number:decimal-places="2" number:min-integer-digits="1" number:grouping="true"/>
      <number:text> </number:text>
    </number:number-style>
    <number:number-style style:name="N8157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57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57" number:language="th" number:country="TH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58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58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58" number:language="th" number:country="TH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time-style style:name="N8159" number:language="th" number:country="TH">
      <number:minutes number:style="long"/>
      <number:text>:</number:text>
      <number:seconds number:style="long"/>
    </number:time-style>
    <number:time-style style:name="N8160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1" number:language="th" number:country="TH">
      <number:minutes number:style="long"/>
      <number:text>:</number:text>
      <number:seconds number:style="long" number:decimal-places="1"/>
    </number:time-style>
    <number:number-style style:name="N8162" number:language="th" number:country="TH">
      <number:scientific-number number:decimal-places="1" number:min-integer-digits="3" number:min-exponent-digits="1"/>
    </number:number-style>
    <number:number-style style:name="N8163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8164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8165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8166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8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7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6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69P0"/>
    </number:number-style>
    <number:number-style style:name="N817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70P0"/>
    </number:number-style>
    <number:percentage-style style:name="N8171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8172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817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7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7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7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7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7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7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8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8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8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8185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29/02/2024</text:date>, <text:time>16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9T16:40:18.13</dc:date>
    <meta:generator>OpenOffice/4.1.14$Win32 OpenOffice.org_project/4114m1$Build-9811</meta:generator>
    <meta:editing-duration>PT5M5S</meta:editing-duration>
    <meta:editing-cycles>1</meta:editing-cycles>
    <meta:document-statistic meta:table-count="1" meta:cell-count="48" meta:object-count="0"/>
  </office:meta>
</office:document-meta>
</file>